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ro3" style:family="table-row">
      <style:table-row-properties style:row-height="24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2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322.84pt" svg:y="215.06pt">
            <draw:object draw:notify-on-update-of-ranges="Sheet1.A21:Sheet1.A24 Sheet1.D29:Sheet1.D32 Sheet1.B29:Sheet1.B29 Sheet1.E29:Sheet1.E32 Sheet1.D25:Sheet1.D28 Sheet1.B25:Sheet1.B25 Sheet1.E25:Sheet1.E28 Sheet1.D21:Sheet1.D24 Sheet1.B21:Sheet1.B21 Sheet1.E21:Sheet1.E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320.03pt" svg:y="498.02pt">
            <draw:object draw:notify-on-update-of-ranges="Sheet1.A40:Sheet1.A43 Sheet1.D48:Sheet1.D51 Sheet1.B48:Sheet1.B48 Sheet1.E48:Sheet1.E51 Sheet1.D44:Sheet1.D47 Sheet1.B44:Sheet1.B44 Sheet1.E44:Sheet1.E47 Sheet1.D40:Sheet1.D43 Sheet1.B40:Sheet1.B40 Sheet1.E40:Sheet1.E4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320.03pt" svg:y="803.99pt">
            <draw:object draw:notify-on-update-of-ranges="Sheet1.B63:Sheet1.B66 Sheet1.C71:Sheet1.C74 Sheet1.A71:Sheet1.A71 Sheet1.D71:Sheet1.D74 Sheet1.C67:Sheet1.C70 Sheet1.A68:Sheet1.A68 Sheet1.D67:Sheet1.D70 Sheet1.C63:Sheet1.C66 Sheet1.A63:Sheet1.A63 Sheet1.D63:Sheet1.D6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832.03pt" svg:y="217.62pt">
            <draw:object draw:notify-on-update-of-ranges="Sheet1.A21:Sheet1.A24 Sheet1.B29:Sheet1.B29 Sheet1.E29:Sheet1.E32 Sheet1.B25:Sheet1.B25 Sheet1.E25:Sheet1.E28 Sheet1.B21:Sheet1.B21 Sheet1.E21:Sheet1.E2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833.27pt" svg:y="499.83pt">
            <draw:object draw:notify-on-update-of-ranges="Sheet1.A40:Sheet1.A43 Sheet1.B29:Sheet1.B29 Sheet1.E48:Sheet1.E51 Sheet1.B25:Sheet1.B25 Sheet1.E44:Sheet1.E47 Sheet1.B21:Sheet1.B21 Sheet1.E40:Sheet1.E4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453.51pt" svg:height="255.09pt" svg:x="832.03pt" svg:y="803.99pt">
            <draw:object draw:notify-on-update-of-ranges="Sheet1.B63:Sheet1.B66 Sheet1.A71:Sheet1.A71 Sheet1.D71:Sheet1.D74 Sheet1.A68:Sheet1.A68 Sheet1.D67:Sheet1.D70 Sheet1.A63:Sheet1.A63 Sheet1.D63:Sheet1.D6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453.51pt" svg:height="255.09pt" svg:x="323.04pt" svg:y="1097.18pt">
            <draw:object draw:notify-on-update-of-ranges="Sheet1.C86:Sheet1.C88 Sheet1.A71:Sheet1.A71 Sheet1.E92:Sheet1.E94 Sheet1.A68:Sheet1.A68 Sheet1.E89:Sheet1.E91 Sheet1.A63:Sheet1.A63 Sheet1.E86:Sheet1.E8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453.51pt" svg:height="255.09pt" svg:x="320.03pt" svg:y="1404.4pt">
            <draw:object draw:notify-on-update-of-ranges="Sheet1.C86:Sheet1.C88 Sheet1.A71:Sheet1.A71 Sheet1.E115:Sheet1.E117 Sheet1.A68:Sheet1.A68 Sheet1.E112:Sheet1.E114 Sheet1.A63:Sheet1.A63 Sheet1.E109:Sheet1.E11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 table:number-rows-repeated="12">
          <table:table-cell table:number-columns-repeated="1024"/>
        </table:table-row>
        <table:table-row table:style-name="ro1">
          <table:table-cell office:value-type="string" calcext:value-type="string">
            <text:p>DUAL</text:p>
          </table:table-cell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Time Taken (s)</text:p>
          </table:table-cell>
          <table:table-cell office:value-type="string" calcext:value-type="string">
            <text:p>Log(Time Taken) (s)</text:p>
          </table:table-cell>
          <table:table-cell table:style-name="ce1" office:value-type="string" calcext:value-type="string">
            <text:p>Error (%)</text:p>
          </table:table-cell>
          <table:table-cell table:number-columns-repeated="1019"/>
        </table:table-row>
        <table:table-row table:style-name="ro1">
          <table:table-cell table:style-name="ce2" office:value-type="float" office:value="0.1" calcext:value-type="float">
            <text:p>0.1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.957" calcext:value-type="float">
            <text:p>1.957</text:p>
          </table:table-cell>
          <table:table-cell table:formula="of:=LOG10([.C21])" office:value-type="float" office:value="0.291590825658001" calcext:value-type="float">
            <text:p>0.291590825658001</text:p>
          </table:table-cell>
          <table:table-cell table:style-name="ce1" office:value-type="float" office:value="40.1" calcext:value-type="float">
            <text:p>40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e4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9.489" calcext:value-type="float">
            <text:p>19.489</text:p>
          </table:table-cell>
          <table:table-cell table:formula="of:=LOG10([.C22])" office:value-type="float" office:value="1.28978955560691" calcext:value-type="float">
            <text:p>1.28978955560691</text:p>
          </table:table-cell>
          <table:table-cell table:style-name="ce1" office:value-type="float" office:value="16.7" calcext:value-type="float">
            <text:p>16.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e5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59.877" calcext:value-type="float">
            <text:p>59.877</text:p>
          </table:table-cell>
          <table:table-cell table:formula="of:=LOG10([.C23])" office:value-type="float" office:value="1.77726003288537" calcext:value-type="float">
            <text:p>1.77726003288537</text:p>
          </table:table-cell>
          <table:table-cell table:style-name="ce1" office:value-type="float" office:value="13.7" calcext:value-type="float">
            <text:p>13.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e6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0.854" calcext:value-type="float">
            <text:p>100.854</text:p>
          </table:table-cell>
          <table:table-cell table:formula="of:=LOG10([.C24])" office:value-type="float" office:value="2.00369312757087" calcext:value-type="float">
            <text:p>2.00369312757087</text:p>
          </table:table-cell>
          <table:table-cell table:style-name="ce1" office:value-type="float" office:value="14.8" calcext:value-type="float">
            <text:p>14.8</text:p>
          </table:table-cell>
          <table:table-cell table:number-columns-repeated="1019"/>
        </table:table-row>
        <table:table-row table:style-name="ro1">
          <table:table-cell table:style-name="ce2" office:value-type="float" office:value="0.1" calcext:value-type="float">
            <text:p>0.1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.655" calcext:value-type="float">
            <text:p>1.655</text:p>
          </table:table-cell>
          <table:table-cell table:formula="of:=LOG10([.C25])" office:value-type="float" office:value="0.218797998111738" calcext:value-type="float">
            <text:p>0.218797998111738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1019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6.201" calcext:value-type="float">
            <text:p>6.201</text:p>
          </table:table-cell>
          <table:table-cell table:formula="of:=LOG10([.C26])" office:value-type="float" office:value="0.792461731346951" calcext:value-type="float">
            <text:p>0.792461731346951</text:p>
          </table:table-cell>
          <table:table-cell table:style-name="ce1" office:value-type="float" office:value="28.8" calcext:value-type="float">
            <text:p>28.8</text:p>
          </table:table-cell>
          <table:table-cell table:number-columns-repeated="1019"/>
        </table:table-row>
        <table:table-row table:style-name="ro1">
          <table:table-cell table:style-name="ce2" office:value-type="float" office:value="100000" calcext:value-type="float">
            <text:p>10000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2.739" calcext:value-type="float">
            <text:p>12.739</text:p>
          </table:table-cell>
          <table:table-cell table:formula="of:=LOG10([.C27])" office:value-type="float" office:value="1.10513533761257" calcext:value-type="float">
            <text:p>1.10513533761257</text:p>
          </table:table-cell>
          <table:table-cell table:style-name="ce1" office:value-type="float" office:value="22.4" calcext:value-type="float">
            <text:p>22.4</text:p>
          </table:table-cell>
          <table:table-cell table:number-columns-repeated="1019"/>
        </table:table-row>
        <table:table-row table:style-name="ro1">
          <table:table-cell table:style-name="ce2" office:value-type="float" office:value="1000000" calcext:value-type="float">
            <text:p>100000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20.899" calcext:value-type="float">
            <text:p>20.899</text:p>
          </table:table-cell>
          <table:table-cell table:formula="of:=LOG10([.C28])" office:value-type="float" office:value="1.32012550597364" calcext:value-type="float">
            <text:p>1.32012550597364</text:p>
          </table:table-cell>
          <table:table-cell table:style-name="ce1" office:value-type="float" office:value="22.4" calcext:value-type="float">
            <text:p>22.4</text:p>
          </table:table-cell>
          <table:table-cell table:number-columns-repeated="1019"/>
        </table:table-row>
        <table:table-row table:style-name="ro1">
          <table:table-cell table:style-name="ce2" office:value-type="float" office:value="0.1" calcext:value-type="float">
            <text:p>0.1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1.587" calcext:value-type="float">
            <text:p>1.587</text:p>
          </table:table-cell>
          <table:table-cell table:formula="of:=LOG10([.C29])" office:value-type="float" office:value="0.200576926754848" calcext:value-type="float">
            <text:p>0.200576926754848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2.214" calcext:value-type="float">
            <text:p>2.214</text:p>
          </table:table-cell>
          <table:table-cell table:formula="of:=LOG10([.C30])" office:value-type="float" office:value="0.345177616542704" calcext:value-type="float">
            <text:p>0.345177616542704</text:p>
          </table:table-cell>
          <table:table-cell table:style-name="ce1" office:value-type="float" office:value="29.2" calcext:value-type="float">
            <text:p>29.2</text:p>
          </table:table-cell>
          <table:table-cell table:number-columns-repeated="1019"/>
        </table:table-row>
        <table:table-row table:style-name="ro1">
          <table:table-cell table:style-name="ce2" office:value-type="float" office:value="100000" calcext:value-type="float">
            <text:p>100000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3.385" calcext:value-type="float">
            <text:p>3.385</text:p>
          </table:table-cell>
          <table:table-cell table:formula="of:=LOG10([.C31])" office:value-type="float" office:value="0.529558673021163" calcext:value-type="float">
            <text:p>0.529558673021163</text:p>
          </table:table-cell>
          <table:table-cell table:style-name="ce1" office:value-type="float" office:value="27.2" calcext:value-type="float">
            <text:p>27.2</text:p>
          </table:table-cell>
          <table:table-cell table:number-columns-repeated="1019"/>
        </table:table-row>
        <table:table-row table:style-name="ro1">
          <table:table-cell table:style-name="ce2" office:value-type="float" office:value="1000000" calcext:value-type="float">
            <text:p>1000000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5.152" calcext:value-type="float">
            <text:p>5.152</text:p>
          </table:table-cell>
          <table:table-cell table:formula="of:=LOG10([.C32])" office:value-type="float" office:value="0.711975854351756" calcext:value-type="float">
            <text:p>0.711975854351756</text:p>
          </table:table-cell>
          <table:table-cell table:style-name="ce1" office:value-type="float" office:value="25.6" calcext:value-type="float">
            <text:p>25.6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" office:value-type="string" calcext:value-type="string">
            <text:p>for C = 1e5</text:p>
          </table:table-cell>
          <table:table-cell table:style-name="ce4" table:number-columns-repeated="3"/>
          <table:table-cell table:number-columns-repeated="1020"/>
        </table:table-row>
        <table:table-row table:style-name="ro2">
          <table:table-cell table:style-name="ce2" office:value-type="string" calcext:value-type="string">
            <text:p>gamma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Time Taken (s)</text:p>
          </table:table-cell>
          <table:table-cell office:value-type="string" calcext:value-type="string">
            <text:p>Log(Time Taken) (s)</text:p>
          </table:table-cell>
          <table:table-cell table:style-name="ce1" office:value-type="string" calcext:value-type="string">
            <text:p>Error (%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e-9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53.493" calcext:value-type="float">
            <text:p>53.493</text:p>
          </table:table-cell>
          <table:table-cell table:formula="of:=LOG10([.C40])" office:value-type="float" office:value="1.7282969547264" calcext:value-type="float">
            <text:p>1.7282969547264</text:p>
          </table:table-cell>
          <table:table-cell table:style-name="ce1" office:value-type="float" office:value="12.1" calcext:value-type="float">
            <text:p>12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e-8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25.303" calcext:value-type="float">
            <text:p>125.303</text:p>
          </table:table-cell>
          <table:table-cell table:formula="of:=LOG10([.C41])" office:value-type="float" office:value="2.09796146898177" calcext:value-type="float">
            <text:p>2.09796146898177</text:p>
          </table:table-cell>
          <table:table-cell table:style-name="ce1" office:value-type="float" office:value="10.3" calcext:value-type="float">
            <text:p>10.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e-7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59.877" calcext:value-type="float">
            <text:p>59.877</text:p>
          </table:table-cell>
          <table:table-cell table:formula="of:=LOG10([.C42])" office:value-type="float" office:value="1.77726003288537" calcext:value-type="float">
            <text:p>1.77726003288537</text:p>
          </table:table-cell>
          <table:table-cell table:style-name="ce1" office:value-type="float" office:value="13.7" calcext:value-type="float">
            <text:p>13.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e-6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7.193" calcext:value-type="float">
            <text:p>7.193</text:p>
          </table:table-cell>
          <table:table-cell table:formula="of:=LOG10([.C43])" office:value-type="float" office:value="0.856910060300786" calcext:value-type="float">
            <text:p>0.856910060300786</text:p>
          </table:table-cell>
          <table:table-cell table:style-name="ce1" office:value-type="float" office:value="25.5" calcext:value-type="float">
            <text:p>25.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e-9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23.37" calcext:value-type="float">
            <text:p>23.37</text:p>
          </table:table-cell>
          <table:table-cell table:formula="of:=LOG10([.C44])" office:value-type="float" office:value="1.36865871239223" calcext:value-type="float">
            <text:p>1.36865871239223</text:p>
          </table:table-cell>
          <table:table-cell table:style-name="ce1" office:value-type="float" office:value="20.8" calcext:value-type="float">
            <text:p>20.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e-8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44.723" calcext:value-type="float">
            <text:p>44.723</text:p>
          </table:table-cell>
          <table:table-cell table:formula="of:=LOG10([.C45])" office:value-type="float" office:value="1.6505309281464" calcext:value-type="float">
            <text:p>1.6505309281464</text:p>
          </table:table-cell>
          <table:table-cell table:style-name="ce1" office:value-type="float" office:value="15.2" calcext:value-type="float">
            <text:p>15.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e-7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2.739" calcext:value-type="float">
            <text:p>12.739</text:p>
          </table:table-cell>
          <table:table-cell table:formula="of:=LOG10([.C46])" office:value-type="float" office:value="1.10513533761257" calcext:value-type="float">
            <text:p>1.10513533761257</text:p>
          </table:table-cell>
          <table:table-cell table:style-name="ce1" office:value-type="float" office:value="22.4" calcext:value-type="float">
            <text:p>22.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e-6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2.297" calcext:value-type="float">
            <text:p>2.297</text:p>
          </table:table-cell>
          <table:table-cell table:formula="of:=LOG10([.C47])" office:value-type="float" office:value="0.361160995195026" calcext:value-type="float">
            <text:p>0.361160995195026</text:p>
          </table:table-cell>
          <table:table-cell table:style-name="ce1" office:value-type="float" office:value="37.8" calcext:value-type="float">
            <text:p>37.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e-9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7.308" calcext:value-type="float">
            <text:p>7.308</text:p>
          </table:table-cell>
          <table:table-cell table:formula="of:=LOG10([.C48])" office:value-type="float" office:value="0.8637985386805" calcext:value-type="float">
            <text:p>0.8637985386805</text:p>
          </table:table-cell>
          <table:table-cell table:style-name="ce1" office:value-type="float" office:value="28.4" calcext:value-type="float">
            <text:p>28.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e-8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12.901" calcext:value-type="float">
            <text:p>12.901</text:p>
          </table:table-cell>
          <table:table-cell table:formula="of:=LOG10([.C49])" office:value-type="float" office:value="1.11062337523333" calcext:value-type="float">
            <text:p>1.11062337523333</text:p>
          </table:table-cell>
          <table:table-cell table:style-name="ce1" office:value-type="float" office:value="21.6" calcext:value-type="float">
            <text:p>21.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e-7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3.385" calcext:value-type="float">
            <text:p>3.385</text:p>
          </table:table-cell>
          <table:table-cell table:formula="of:=LOG10([.C50])" office:value-type="float" office:value="0.529558673021163" calcext:value-type="float">
            <text:p>0.529558673021163</text:p>
          </table:table-cell>
          <table:table-cell table:style-name="ce1" office:value-type="float" office:value="27.2" calcext:value-type="float">
            <text:p>27.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e-6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1.936" calcext:value-type="float">
            <text:p>1.936</text:p>
          </table:table-cell>
          <table:table-cell table:formula="of:=LOG10([.C51])" office:value-type="float" office:value="0.286905352972375" calcext:value-type="float">
            <text:p>0.286905352972375</text:p>
          </table:table-cell>
          <table:table-cell table:style-name="ce1" office:value-type="float" office:value="40.4" calcext:value-type="float">
            <text:p>40.4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PRIMAL vvv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ime taken (s)</text:p>
          </table:table-cell>
          <table:table-cell table:style-name="ce1" office:value-type="string" calcext:value-type="string">
            <text:p>Error (%)</text:p>
          </table:table-cell>
          <table:table-cell table:number-columns-repeated="1020"/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.98" calcext:value-type="float">
            <text:p>1.98</text:p>
          </table:table-cell>
          <table:table-cell table:style-name="ce1" office:value-type="float" office:value="6.5" calcext:value-type="float">
            <text:p>6.5</text:p>
          </table:table-cell>
          <table:table-cell table:number-columns-repeated="1020"/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2.16" calcext:value-type="float">
            <text:p>2.16</text:p>
          </table:table-cell>
          <table:table-cell table:style-name="ce1" office:value-type="float" office:value="6.4" calcext:value-type="float">
            <text:p>6.4</text:p>
          </table:table-cell>
          <table:table-cell table:number-columns-repeated="1020"/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.099" calcext:value-type="float">
            <text:p>2.099</text:p>
          </table:table-cell>
          <table:table-cell table:style-name="ce1" office:value-type="float" office:value="6.4" calcext:value-type="float">
            <text:p>6.4</text:p>
          </table:table-cell>
          <table:table-cell table:number-columns-repeated="1020"/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.193" calcext:value-type="float">
            <text:p>2.193</text:p>
          </table:table-cell>
          <table:table-cell table:style-name="ce1" office:value-type="float" office:value="6.4" calcext:value-type="float">
            <text:p>6.4</text:p>
          </table:table-cell>
          <table:table-cell table:number-columns-repeated="1020"/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.98" calcext:value-type="float">
            <text:p>1.98</text:p>
          </table:table-cell>
          <table:table-cell table:style-name="ce1" office:value-type="float" office:value="6.4" calcext:value-type="float">
            <text:p>6.4</text:p>
          </table:table-cell>
          <table:table-cell table:number-columns-repeated="1020"/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2.057" calcext:value-type="float">
            <text:p>2.057</text:p>
          </table:table-cell>
          <table:table-cell table:style-name="ce1" office:value-type="float" office:value="5.8" calcext:value-type="float">
            <text:p>5.8</text:p>
          </table:table-cell>
          <table:table-cell table:number-columns-repeated="1020"/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.024" calcext:value-type="float">
            <text:p>2.024</text:p>
          </table:table-cell>
          <table:table-cell table:style-name="ce1" office:value-type="float" office:value="5.8" calcext:value-type="float">
            <text:p>5.8</text:p>
          </table:table-cell>
          <table:table-cell table:number-columns-repeated="1020"/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.078" calcext:value-type="float">
            <text:p>2.078</text:p>
          </table:table-cell>
          <table:table-cell table:style-name="ce1" office:value-type="float" office:value="5.8" calcext:value-type="float">
            <text:p>5.8</text:p>
          </table:table-cell>
          <table:table-cell table:number-columns-repeated="1020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.969" calcext:value-type="float">
            <text:p>1.969</text:p>
          </table:table-cell>
          <table:table-cell table:style-name="ce1" office:value-type="float" office:value="9.2" calcext:value-type="float">
            <text:p>9.2</text:p>
          </table:table-cell>
          <table:table-cell table:number-columns-repeated="1020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2.035" calcext:value-type="float">
            <text:p>2.035</text:p>
          </table:table-cell>
          <table:table-cell table:style-name="ce1" office:value-type="float" office:value="9.6" calcext:value-type="float">
            <text:p>9.6</text:p>
          </table:table-cell>
          <table:table-cell table:number-columns-repeated="1020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966" calcext:value-type="float">
            <text:p>1.966</text:p>
          </table:table-cell>
          <table:table-cell table:style-name="ce1" office:value-type="float" office:value="9.6" calcext:value-type="float">
            <text:p>9.6</text:p>
          </table:table-cell>
          <table:table-cell table:number-columns-repeated="1020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.967" calcext:value-type="float">
            <text:p>1.967</text:p>
          </table:table-cell>
          <table:table-cell table:style-name="ce1" office:value-type="float" office:value="9.6" calcext:value-type="float">
            <text:p>9.6</text:p>
          </table:table-cell>
          <table:table-cell table:number-columns-repeated="1020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lds:Prim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olds</text:p>
          </table:table-cell>
          <table:table-cell office:value-type="string" calcext:value-type="string">
            <text:p>Time taken (s)</text:p>
          </table:table-cell>
          <table:table-cell office:value-type="string" calcext:value-type="string">
            <text:p>Error(%)</text:p>
          </table:table-cell>
          <table:table-cell table:number-columns-repeated="1019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2.079" calcext:value-type="float">
            <text:p>2.079</text:p>
          </table:table-cell>
          <table:table-cell office:value-type="float" office:value="6.3" calcext:value-type="float">
            <text:p>6.3</text:p>
          </table:table-cell>
          <table:table-cell table:number-columns-repeated="1019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2.16" calcext:value-type="float">
            <text:p>2.16</text:p>
          </table:table-cell>
          <table:table-cell office:value-type="float" office:value="6.4" calcext:value-type="float">
            <text:p>6.4</text:p>
          </table:table-cell>
          <table:table-cell table:number-columns-repeated="1019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2.09" calcext:value-type="float">
            <text:p>2.09</text:p>
          </table:table-cell>
          <table:table-cell office:value-type="float" office:value="6.6" calcext:value-type="float">
            <text:p>6.6</text:p>
          </table:table-cell>
          <table:table-cell table:number-columns-repeated="101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2.017" calcext:value-type="float">
            <text:p>2.017</text:p>
          </table:table-cell>
          <table:table-cell office:value-type="float" office:value="5.8" calcext:value-type="float">
            <text:p>5.8</text:p>
          </table:table-cell>
          <table:table-cell table:number-columns-repeated="101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2.057" calcext:value-type="float">
            <text:p>2.057</text:p>
          </table:table-cell>
          <table:table-cell office:value-type="float" office:value="5.8" calcext:value-type="float">
            <text:p>5.8</text:p>
          </table:table-cell>
          <table:table-cell table:number-columns-repeated="101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2.029" calcext:value-type="float">
            <text:p>2.029</text:p>
          </table:table-cell>
          <table:table-cell office:value-type="float" office:value="5.6" calcext:value-type="float">
            <text:p>5.6</text:p>
          </table:table-cell>
          <table:table-cell table:number-columns-repeated="101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1.941" calcext:value-type="float">
            <text:p>1.941</text:p>
          </table:table-cell>
          <table:table-cell office:value-type="float" office:value="8.4" calcext:value-type="float">
            <text:p>8.4</text:p>
          </table:table-cell>
          <table:table-cell table:number-columns-repeated="101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2.035" calcext:value-type="float">
            <text:p>2.035</text:p>
          </table:table-cell>
          <table:table-cell office:value-type="float" office:value="9.6" calcext:value-type="float">
            <text:p>9.6</text:p>
          </table:table-cell>
          <table:table-cell table:number-columns-repeated="101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2.019" calcext:value-type="float">
            <text:p>2.019</text:p>
          </table:table-cell>
          <table:table-cell office:value-type="float" office:value="8.4" calcext:value-type="float">
            <text:p>8.4</text:p>
          </table:table-cell>
          <table:table-cell table:number-columns-repeated="1019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office:value-type="string" calcext:value-type="string">
            <text:p>Folds:Dual</text:p>
          </table:table-cell>
          <table:table-cell office:value-type="string" calcext:value-type="string">
            <text:p>gamma=1e-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olds</text:p>
          </table:table-cell>
          <table:table-cell office:value-type="string" calcext:value-type="string">
            <text:p>Time taken (s)</text:p>
          </table:table-cell>
          <table:table-cell office:value-type="string" calcext:value-type="string">
            <text:p>Error (%)</text:p>
          </table:table-cell>
          <table:table-cell table:number-columns-repeated="1019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float" office:value="32.404" calcext:value-type="float">
            <text:p>32.404</text:p>
          </table:table-cell>
          <table:table-cell office:value-type="float" office:value="12.3" calcext:value-type="float">
            <text:p>12.3</text:p>
          </table:table-cell>
          <table:table-cell table:number-columns-repeated="1019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" calcext:value-type="float">
            <text:p>5</text:p>
          </table:table-cell>
          <table:table-cell office:value-type="float" office:value="59.877" calcext:value-type="float">
            <text:p>59.877</text:p>
          </table:table-cell>
          <table:table-cell table:style-name="ce5" office:value-type="float" office:value="13.7" calcext:value-type="float">
            <text:p>13.7</text:p>
          </table:table-cell>
          <table:table-cell table:number-columns-repeated="1019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341.265" calcext:value-type="float">
            <text:p>341.265</text:p>
          </table:table-cell>
          <table:table-cell office:value-type="float" office:value="9.4" calcext:value-type="float">
            <text:p>9.4</text:p>
          </table:table-cell>
          <table:table-cell table:number-columns-repeated="101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float" office:value="13.847" calcext:value-type="float">
            <text:p>13.847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" calcext:value-type="float">
            <text:p>5</text:p>
          </table:table-cell>
          <table:table-cell office:value-type="float" office:value="12.739" calcext:value-type="float">
            <text:p>12.739</text:p>
          </table:table-cell>
          <table:table-cell table:style-name="ce5" office:value-type="float" office:value="22.4" calcext:value-type="float">
            <text:p>22.4</text:p>
          </table:table-cell>
          <table:table-cell table:number-columns-repeated="101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162.458" calcext:value-type="float">
            <text:p>162.458</text:p>
          </table:table-cell>
          <table:table-cell office:value-type="float" office:value="14.4" calcext:value-type="float">
            <text:p>14.4</text:p>
          </table:table-cell>
          <table:table-cell table:number-columns-repeated="101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float" office:value="4.227" calcext:value-type="float">
            <text:p>4.227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" calcext:value-type="float">
            <text:p>5</text:p>
          </table:table-cell>
          <table:table-cell office:value-type="float" office:value="3.385" calcext:value-type="float">
            <text:p>3.385</text:p>
          </table:table-cell>
          <table:table-cell table:style-name="ce5" office:value-type="float" office:value="27.2" calcext:value-type="float">
            <text:p>27.2</text:p>
          </table:table-cell>
          <table:table-cell table:number-columns-repeated="101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29.917" calcext:value-type="float">
            <text:p>29.917</text:p>
          </table:table-cell>
          <table:table-cell office:value-type="float" office:value="22" calcext:value-type="float">
            <text:p>22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30">00/00/0000</text:date>, <text:time style:data-style-name="N2" text:time-value="23:10:59.6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30T15:53:05.225000000</meta:creation-date>
    <dc:date>2018-11-30T23:19:41.263000000</dc:date>
    <meta:editing-duration>PT55M50S</meta:editing-duration>
    <meta:editing-cycles>6</meta:editing-cycles>
    <meta:generator>LibreOffice/6.1.0.3$Windows_X86_64 LibreOffice_project/efb621ed25068d70781dc026f7e9c5187a4decd1</meta:generator>
    <meta:document-statistic meta:table-count="1" meta:cell-count="288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9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loext:label-stroke-color="#3465a4" chart:link-data-style-to-source="true" chart:data-label-number="none" chart:data-label-text="true" chart:data-label-symbol="false"/>
      <style:graphic-properties draw:stroke="none" svg:stroke-width="0.08cm" svg:stroke-color="#2a6099" draw:fill-color="#2a6099" dr3d:edge-rounding="5%"/>
      <style:text-properties fo:font-size="8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loext:label-stroke-color="#3465a4" chart:link-data-style-to-source="true" chart:data-label-number="none" chart:data-label-text="true" chart:data-label-symbol="false"/>
      <style:graphic-properties draw:stroke="none" svg:stroke-width="0.08cm" svg:stroke-color="#ff8000" draw:fill-color="#ff8000"/>
      <style:text-properties fo:font-size="8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loext:label-stroke-color="#3465a4" chart:link-data-style-to-source="true" chart:data-label-number="none" chart:data-label-text="true" chart:data-label-symbol="false"/>
      <style:graphic-properties draw:stroke="none" svg:stroke-width="0.08cm" svg:stroke-color="#ffff00" draw:fill-color="#ffff00"/>
      <style:text-properties fo:font-size="8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5cm" svg:y="0.316cm" chart:style-name="ch2">
          <text:p>N, C: Time Taken vs Error</text:p>
        </chart:title>
        <chart:subtitle svg:x="6.951cm" svg:y="0.993cm" chart:style-name="ch3">
          <text:p>gamma = 1e-7</text:p>
        </chart:subtitle>
        <chart:legend svg:x="6.229cm" svg:y="1.63cm" style:legend-expansion="custom" chartooo:width="3.541cm" chartooo:height="0.604cm" style:legend-expansion-aspect-ratio="5.86258278145695" chart:style-name="ch4"/>
        <chart:plot-area chart:style-name="ch5" table:cell-range-address="Sheet1.A21:Sheet1.A24 Sheet1.D29:Sheet1.E32 Sheet1.B29:Sheet1.B29 Sheet1.B25:Sheet1.B25 Sheet1.E21:Sheet1.E28 Sheet1.B21:Sheet1.B21" chart:data-source-has-labels="both" svg:x="1.321cm" svg:y="2.032cm" svg:width="14.359cm" svg:height="5.817cm">
          <chartooo:coordinate-region svg:x="1.953cm" svg:y="2.234cm" svg:width="13.482cm" svg:height="4.962cm"/>
          <chart:axis chart:dimension="x" chart:name="primary-x" chart:style-name="ch6" chartooo:axis-type="auto">
            <chart:title svg:x="6.823cm" svg:y="8.029cm" chart:style-name="ch7">
              <text:p>Log(10) Time Taken (s)</text:p>
            </chart:title>
            <chart:categories table:cell-range-address="Sheet1.A21:Sheet1.A24"/>
          </chart:axis>
          <chart:axis chart:dimension="y" chart:name="primary-y" chart:style-name="ch6">
            <chart:title svg:x="0.451cm" svg:y="5.632cm" chart:style-name="ch8">
              <text:p>Error (%)</text:p>
            </chart:title>
            <chart:grid chart:style-name="ch9" chart:class="major"/>
          </chart:axis>
          <chart:series chart:style-name="ch10" chart:values-cell-range-address="Sheet1.E29:Sheet1.E32" chart:label-cell-address="Sheet1.B29:Sheet1.B29" chart:class="chart:scatter">
            <chart:domain table:cell-range-address="Sheet1.D29:Sheet1.D32"/>
            <chart:data-point chart:repeated="4"/>
          </chart:series>
          <chart:series chart:style-name="ch11" chart:values-cell-range-address="Sheet1.E25:Sheet1.E28" chart:label-cell-address="Sheet1.B25:Sheet1.B25" chart:class="chart:scatter">
            <chart:domain table:cell-range-address="Sheet1.D25:Sheet1.D28"/>
            <chart:data-point chart:repeated="4"/>
          </chart:series>
          <chart:series chart:style-name="ch12" chart:values-cell-range-address="Sheet1.E21:Sheet1.E24" chart:label-cell-address="Sheet1.B21:Sheet1.B21" chart:class="chart:scatter">
            <chart:domain table:cell-range-address="Sheet1.D21:Sheet1.D24"/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250</text:p>
                <draw:g>
                  <svg:desc>Sheet1.B29:Sheet1.B29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500</text:p>
                <draw:g>
                  <svg:desc>Sheet1.B25:Sheet1.B25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1000</text:p>
                <draw:g>
                  <svg:desc>Sheet1.B21:Sheet1.B2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Sheet1.A21:Sheet1.A24</svg:desc>
                </draw:g>
              </table:table-cell>
              <table:table-cell office:value-type="float" office:value="0.200576926754848">
                <text:p>0.200576926754848</text:p>
                <draw:g>
                  <svg:desc>Sheet1.D29:Sheet1.D32</svg:desc>
                </draw:g>
              </table:table-cell>
              <table:table-cell office:value-type="float" office:value="50">
                <text:p>50</text:p>
                <draw:g>
                  <svg:desc>Sheet1.E29:Sheet1.E32</svg:desc>
                </draw:g>
              </table:table-cell>
              <table:table-cell office:value-type="float" office:value="0.218797998111738">
                <text:p>0.218797998111738</text:p>
                <draw:g>
                  <svg:desc>Sheet1.D25:Sheet1.D28</svg:desc>
                </draw:g>
              </table:table-cell>
              <table:table-cell office:value-type="float" office:value="47">
                <text:p>47</text:p>
                <draw:g>
                  <svg:desc>Sheet1.E25:Sheet1.E28</svg:desc>
                </draw:g>
              </table:table-cell>
              <table:table-cell office:value-type="float" office:value="0.291590825658001">
                <text:p>0.291590825658001</text:p>
                <draw:g>
                  <svg:desc>Sheet1.D21:Sheet1.D24</svg:desc>
                </draw:g>
              </table:table-cell>
              <table:table-cell office:value-type="float" office:value="40.1">
                <text:p>40.1</text:p>
                <draw:g>
                  <svg:desc>Sheet1.E21:Sheet1.E24</svg:desc>
                </draw:g>
              </table:table-cell>
            </table:table-row>
            <table:table-row>
              <table:table-cell office:value-type="string">
                <text:p>1e4</text:p>
              </table:table-cell>
              <table:table-cell office:value-type="float" office:value="0.345177616542704">
                <text:p>0.345177616542704</text:p>
              </table:table-cell>
              <table:table-cell office:value-type="float" office:value="29.2">
                <text:p>29.2</text:p>
              </table:table-cell>
              <table:table-cell office:value-type="float" office:value="0.792461731346951">
                <text:p>0.792461731346951</text:p>
              </table:table-cell>
              <table:table-cell office:value-type="float" office:value="28.8">
                <text:p>28.8</text:p>
              </table:table-cell>
              <table:table-cell office:value-type="float" office:value="1.28978955560691">
                <text:p>1.28978955560691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string">
                <text:p>1e5</text:p>
              </table:table-cell>
              <table:table-cell office:value-type="float" office:value="0.529558673021163">
                <text:p>0.529558673021163</text:p>
              </table:table-cell>
              <table:table-cell office:value-type="float" office:value="27.2">
                <text:p>27.2</text:p>
              </table:table-cell>
              <table:table-cell office:value-type="float" office:value="1.10513533761257">
                <text:p>1.10513533761257</text:p>
              </table:table-cell>
              <table:table-cell office:value-type="float" office:value="22.4">
                <text:p>22.4</text:p>
              </table:table-cell>
              <table:table-cell office:value-type="float" office:value="1.77726003288537">
                <text:p>1.77726003288537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1e6</text:p>
              </table:table-cell>
              <table:table-cell office:value-type="float" office:value="0.711975854351756">
                <text:p>0.711975854351756</text:p>
              </table:table-cell>
              <table:table-cell office:value-type="float" office:value="25.6">
                <text:p>25.6</text:p>
              </table:table-cell>
              <table:table-cell office:value-type="float" office:value="1.32012550597364">
                <text:p>1.32012550597364</text:p>
              </table:table-cell>
              <table:table-cell office:value-type="float" office:value="22.4">
                <text:p>22.4</text:p>
              </table:table-cell>
              <table:table-cell office:value-type="float" office:value="2.00369312757087">
                <text:p>2.00369312757087</text:p>
              </table:table-cell>
              <table:table-cell office:value-type="float" office:value="14.8">
                <text:p>14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9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loext:label-stroke-color="#3465a4" chart:link-data-style-to-source="true" chart:data-label-number="none" chart:data-label-text="true" chart:data-label-symbol="false"/>
      <style:graphic-properties draw:stroke="none" svg:stroke-width="0.08cm" svg:stroke-color="#2a6099" draw:fill-color="#2a6099" dr3d:edge-rounding="5%"/>
      <style:text-properties fo:font-size="8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loext:label-stroke-color="#3465a4" chart:link-data-style-to-source="true" chart:data-label-number="none" chart:data-label-text="true" chart:data-label-symbol="false" chart:label-position="bottom"/>
      <style:graphic-properties draw:stroke="none" svg:stroke-width="0.08cm" svg:stroke-color="#ff8000" draw:fill-color="#ff8000"/>
      <style:text-properties fo:font-size="8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loext:label-stroke-color="#3465a4" chart:link-data-style-to-source="true" chart:data-label-number="none" chart:data-label-text="true" chart:data-label-symbol="false" chart:label-position="bottom"/>
      <style:graphic-properties draw:stroke="none" svg:stroke-width="0.08cm" svg:stroke-color="#ffff00" draw:fill-color="#ffff00"/>
      <style:text-properties fo:font-size="8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604cm" svg:y="0.316cm" chart:style-name="ch2">
          <text:p>N, Gamma: Time Taken vs Error</text:p>
        </chart:title>
        <chart:subtitle svg:x="6.953cm" svg:y="0.993cm" chart:style-name="ch3">
          <text:p>C = 1e5 = 10,000</text:p>
        </chart:subtitle>
        <chart:legend svg:x="6.229cm" svg:y="1.63cm" style:legend-expansion="custom" chartooo:width="3.541cm" chartooo:height="0.604cm" style:legend-expansion-aspect-ratio="5.86258278145695" chart:style-name="ch4"/>
        <chart:plot-area chart:style-name="ch5" table:cell-range-address="Sheet1.A40:Sheet1.A43 Sheet1.D48:Sheet1.E51 Sheet1.B48:Sheet1.B48 Sheet1.B44:Sheet1.B44 Sheet1.E40:Sheet1.E47 Sheet1.B40:Sheet1.B40" chart:data-source-has-labels="both" svg:x="1.321cm" svg:y="2.032cm" svg:width="14.359cm" svg:height="5.817cm">
          <chartooo:coordinate-region svg:x="1.953cm" svg:y="2.234cm" svg:width="13.482cm" svg:height="4.962cm"/>
          <chart:axis chart:dimension="x" chart:name="primary-x" chart:style-name="ch6" chartooo:axis-type="auto">
            <chart:title svg:x="6.823cm" svg:y="8.029cm" chart:style-name="ch7">
              <text:p>Log(10) Time Taken (s)</text:p>
            </chart:title>
            <chart:categories table:cell-range-address="Sheet1.A40:Sheet1.A43"/>
          </chart:axis>
          <chart:axis chart:dimension="y" chart:name="primary-y" chart:style-name="ch6">
            <chart:title svg:x="0.451cm" svg:y="5.632cm" chart:style-name="ch8">
              <text:p>Error (%)</text:p>
            </chart:title>
            <chart:grid chart:style-name="ch9" chart:class="major"/>
          </chart:axis>
          <chart:series chart:style-name="ch10" chart:values-cell-range-address="Sheet1.E48:Sheet1.E51" chart:label-cell-address="Sheet1.B48:Sheet1.B48" chart:class="chart:scatter">
            <chart:domain table:cell-range-address="Sheet1.D48:Sheet1.D51"/>
            <chart:data-point chart:repeated="4"/>
          </chart:series>
          <chart:series chart:style-name="ch11" chart:values-cell-range-address="Sheet1.E44:Sheet1.E47" chart:label-cell-address="Sheet1.B44:Sheet1.B44" chart:class="chart:scatter">
            <chart:domain table:cell-range-address="Sheet1.D44:Sheet1.D47"/>
            <chart:data-point chart:repeated="4"/>
          </chart:series>
          <chart:series chart:style-name="ch12" chart:values-cell-range-address="Sheet1.E40:Sheet1.E43" chart:label-cell-address="Sheet1.B40:Sheet1.B40" chart:class="chart:scatter">
            <chart:domain table:cell-range-address="Sheet1.D40:Sheet1.D43"/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250</text:p>
                <draw:g>
                  <svg:desc>Sheet1.B48:Sheet1.B48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500</text:p>
                <draw:g>
                  <svg:desc>Sheet1.B44:Sheet1.B44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1000</text:p>
                <draw:g>
                  <svg:desc>Sheet1.B40:Sheet1.B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e-9</text:p>
                <draw:g>
                  <svg:desc>Sheet1.A40:Sheet1.A43</svg:desc>
                </draw:g>
              </table:table-cell>
              <table:table-cell office:value-type="float" office:value="0.8637985386805">
                <text:p>0.8637985386805</text:p>
                <draw:g>
                  <svg:desc>Sheet1.D48:Sheet1.D51</svg:desc>
                </draw:g>
              </table:table-cell>
              <table:table-cell office:value-type="float" office:value="28.4">
                <text:p>28.4</text:p>
                <draw:g>
                  <svg:desc>Sheet1.E48:Sheet1.E51</svg:desc>
                </draw:g>
              </table:table-cell>
              <table:table-cell office:value-type="float" office:value="1.36865871239223">
                <text:p>1.36865871239223</text:p>
                <draw:g>
                  <svg:desc>Sheet1.D44:Sheet1.D47</svg:desc>
                </draw:g>
              </table:table-cell>
              <table:table-cell office:value-type="float" office:value="20.8">
                <text:p>20.8</text:p>
                <draw:g>
                  <svg:desc>Sheet1.E44:Sheet1.E47</svg:desc>
                </draw:g>
              </table:table-cell>
              <table:table-cell office:value-type="float" office:value="1.7282969547264">
                <text:p>1.7282969547264</text:p>
                <draw:g>
                  <svg:desc>Sheet1.D40:Sheet1.D43</svg:desc>
                </draw:g>
              </table:table-cell>
              <table:table-cell office:value-type="float" office:value="12.1">
                <text:p>12.1</text:p>
                <draw:g>
                  <svg:desc>Sheet1.E40:Sheet1.E43</svg:desc>
                </draw:g>
              </table:table-cell>
            </table:table-row>
            <table:table-row>
              <table:table-cell office:value-type="string">
                <text:p>1e-8</text:p>
              </table:table-cell>
              <table:table-cell office:value-type="float" office:value="1.11062337523333">
                <text:p>1.11062337523333</text:p>
              </table:table-cell>
              <table:table-cell office:value-type="float" office:value="21.6">
                <text:p>21.6</text:p>
              </table:table-cell>
              <table:table-cell office:value-type="float" office:value="1.6505309281464">
                <text:p>1.6505309281464</text:p>
              </table:table-cell>
              <table:table-cell office:value-type="float" office:value="15.2">
                <text:p>15.2</text:p>
              </table:table-cell>
              <table:table-cell office:value-type="float" office:value="2.09796146898177">
                <text:p>2.09796146898177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1e-7</text:p>
              </table:table-cell>
              <table:table-cell office:value-type="float" office:value="0.529558673021163">
                <text:p>0.529558673021163</text:p>
              </table:table-cell>
              <table:table-cell office:value-type="float" office:value="27.2">
                <text:p>27.2</text:p>
              </table:table-cell>
              <table:table-cell office:value-type="float" office:value="1.10513533761257">
                <text:p>1.10513533761257</text:p>
              </table:table-cell>
              <table:table-cell office:value-type="float" office:value="22.4">
                <text:p>22.4</text:p>
              </table:table-cell>
              <table:table-cell office:value-type="float" office:value="1.77726003288537">
                <text:p>1.77726003288537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1e-6</text:p>
              </table:table-cell>
              <table:table-cell office:value-type="float" office:value="0.286905352972375">
                <text:p>0.286905352972375</text:p>
              </table:table-cell>
              <table:table-cell office:value-type="float" office:value="40.4">
                <text:p>40.4</text:p>
              </table:table-cell>
              <table:table-cell office:value-type="float" office:value="0.361160995195026">
                <text:p>0.361160995195026</text:p>
              </table:table-cell>
              <table:table-cell office:value-type="float" office:value="37.8">
                <text:p>37.8</text:p>
              </table:table-cell>
              <table:table-cell office:value-type="float" office:value="0.856910060300786">
                <text:p>0.856910060300786</text:p>
              </table:table-cell>
              <table:table-cell office:value-type="float" office:value="25.5">
                <text:p>25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9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 chart:data-label-number="none" chart:data-label-text="tru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loext:label-stroke-color="#3465a4" chart:link-data-style-to-source="true" chart:data-label-number="none" chart:data-label-text="true" chart:data-label-symbol="false"/>
      <style:graphic-properties draw:stroke="none" svg:stroke-width="0.08cm" svg:stroke-color="#2a6099" draw:fill-color="#2a6099" dr3d:edge-rounding="5%"/>
      <style:text-properties fo:font-size="8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loext:label-stroke-color="#3465a4" chart:link-data-style-to-source="true" chart:data-label-number="none" chart:data-label-text="true" chart:data-label-symbol="false" chart:label-position="top"/>
      <style:graphic-properties draw:stroke="none" svg:stroke-width="0.08cm" svg:stroke-color="#ff8000" draw:fill-color="#ff8000"/>
      <style:text-properties fo:font-size="8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loext:label-stroke-color="#3465a4" chart:link-data-style-to-source="true" chart:data-label-number="none" chart:data-label-text="true" chart:data-label-symbol="false" chart:label-position="bottom"/>
      <style:graphic-properties draw:stroke="none" svg:stroke-width="0.08cm" svg:stroke-color="#ffff00" draw:fill-color="#ffff00"/>
      <style:text-properties fo:font-size="8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5cm" svg:y="0.316cm" chart:style-name="ch2">
          <text:p>N, C: Time Taken vs Error</text:p>
        </chart:title>
        <chart:subtitle svg:x="0cm" svg:y="0cm" chart:style-name="ch3">
          <text:p/>
        </chart:subtitle>
        <chart:legend svg:x="6.229cm" svg:y="1.026cm" style:legend-expansion="custom" chartooo:width="3.541cm" chartooo:height="0.604cm" style:legend-expansion-aspect-ratio="5.86258278145695" chart:style-name="ch4"/>
        <chart:plot-area chart:style-name="ch5" table:cell-range-address="Sheet1.B63:Sheet1.B66 Sheet1.C71:Sheet1.D74 Sheet1.A71:Sheet1.A71 Sheet1.A68:Sheet1.A68 Sheet1.D63:Sheet1.D70 Sheet1.A63:Sheet1.A63" chart:data-source-has-labels="both" svg:x="1.32cm" svg:y="1.427cm" svg:width="14.453cm" svg:height="6.42cm">
          <chartooo:coordinate-region svg:x="1.952cm" svg:y="1.629cm" svg:width="13.481cm" svg:height="5.565cm"/>
          <chart:axis chart:dimension="x" chart:name="primary-x" chart:style-name="ch6" chartooo:axis-type="auto">
            <chart:title svg:x="7.441cm" svg:y="8.027cm" chart:style-name="ch7">
              <text:p>Time Taken (s)</text:p>
            </chart:title>
            <chart:categories table:cell-range-address="Sheet1.B63:Sheet1.B66"/>
          </chart:axis>
          <chart:axis chart:dimension="y" chart:name="primary-y" chart:style-name="ch6">
            <chart:title svg:x="0.45cm" svg:y="5.329cm" chart:style-name="ch8">
              <text:p>Error (%)</text:p>
            </chart:title>
            <chart:grid chart:style-name="ch9" chart:class="major"/>
          </chart:axis>
          <chart:series chart:style-name="ch10" chart:values-cell-range-address="Sheet1.D71:Sheet1.D74" chart:label-cell-address="Sheet1.A71:Sheet1.A71" chart:class="chart:scatter">
            <chart:domain table:cell-range-address="Sheet1.C71:Sheet1.C74"/>
            <chart:data-point chart:repeated="4"/>
          </chart:series>
          <chart:series chart:style-name="ch11" chart:values-cell-range-address="Sheet1.D67:Sheet1.D70" chart:label-cell-address="Sheet1.A68:Sheet1.A68" chart:class="chart:scatter">
            <chart:domain table:cell-range-address="Sheet1.C67:Sheet1.C70"/>
            <chart:data-point chart:repeated="4"/>
          </chart:series>
          <chart:series chart:style-name="ch12" chart:values-cell-range-address="Sheet1.D63:Sheet1.D66" chart:label-cell-address="Sheet1.A63:Sheet1.A63" chart:class="chart:scatter">
            <chart:domain table:cell-range-address="Sheet1.C63:Sheet1.C66"/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250</text:p>
                <draw:g>
                  <svg:desc>Sheet1.A71:Sheet1.A7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500</text:p>
                <draw:g>
                  <svg:desc>Sheet1.A68:Sheet1.A68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1000</text:p>
                <draw:g>
                  <svg:desc>Sheet1.A63:Sheet1.A63</svg:desc>
                </draw:g>
              </table:table-cell>
            </table:table-row>
          </table:table-header-rows>
          <table:table-rows>
            <table:table-row>
              <table:table-cell office:value-type="float" office:value="0.01">
                <text:p>0.01</text:p>
                <draw:g>
                  <svg:desc>Sheet1.B63:Sheet1.B66</svg:desc>
                </draw:g>
              </table:table-cell>
              <table:table-cell office:value-type="float" office:value="1.969">
                <text:p>1.969</text:p>
                <draw:g>
                  <svg:desc>Sheet1.C71:Sheet1.C74</svg:desc>
                </draw:g>
              </table:table-cell>
              <table:table-cell office:value-type="float" office:value="9.2">
                <text:p>9.2</text:p>
                <draw:g>
                  <svg:desc>Sheet1.D71:Sheet1.D74</svg:desc>
                </draw:g>
              </table:table-cell>
              <table:table-cell office:value-type="float" office:value="1.98">
                <text:p>1.98</text:p>
                <draw:g>
                  <svg:desc>Sheet1.C67:Sheet1.C70</svg:desc>
                </draw:g>
              </table:table-cell>
              <table:table-cell office:value-type="float" office:value="6.4">
                <text:p>6.4</text:p>
                <draw:g>
                  <svg:desc>Sheet1.D67:Sheet1.D70</svg:desc>
                </draw:g>
              </table:table-cell>
              <table:table-cell office:value-type="float" office:value="1.98">
                <text:p>1.98</text:p>
                <draw:g>
                  <svg:desc>Sheet1.C63:Sheet1.C66</svg:desc>
                </draw:g>
              </table:table-cell>
              <table:table-cell office:value-type="float" office:value="6.5">
                <text:p>6.5</text:p>
                <draw:g>
                  <svg:desc>Sheet1.D63:Sheet1.D66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2.035">
                <text:p>2.035</text:p>
              </table:table-cell>
              <table:table-cell office:value-type="float" office:value="9.6">
                <text:p>9.6</text:p>
              </table:table-cell>
              <table:table-cell office:value-type="float" office:value="2.057">
                <text:p>2.057</text:p>
              </table:table-cell>
              <table:table-cell office:value-type="float" office:value="5.8">
                <text:p>5.8</text:p>
              </table:table-cell>
              <table:table-cell office:value-type="float" office:value="2.16">
                <text:p>2.16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.966">
                <text:p>1.966</text:p>
              </table:table-cell>
              <table:table-cell office:value-type="float" office:value="9.6">
                <text:p>9.6</text:p>
              </table:table-cell>
              <table:table-cell office:value-type="float" office:value="2.024">
                <text:p>2.024</text:p>
              </table:table-cell>
              <table:table-cell office:value-type="float" office:value="5.8">
                <text:p>5.8</text:p>
              </table:table-cell>
              <table:table-cell office:value-type="float" office:value="2.099">
                <text:p>2.09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967">
                <text:p>1.967</text:p>
              </table:table-cell>
              <table:table-cell office:value-type="float" office:value="9.6">
                <text:p>9.6</text:p>
              </table:table-cell>
              <table:table-cell office:value-type="float" office:value="2.078">
                <text:p>2.078</text:p>
              </table:table-cell>
              <table:table-cell office:value-type="float" office:value="5.8">
                <text:p>5.8</text:p>
              </table:table-cell>
              <table:table-cell office:value-type="float" office:value="2.193">
                <text:p>2.193</text:p>
              </table:table-cell>
              <table:table-cell office:value-type="float" office:value="6.4">
                <text:p>6.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9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diamond" chart:symbol-width="0.25cm" chart:symbol-height="0.25cm" loext:label-stroke-color="#3465a4" chart:link-data-style-to-source="true"/>
      <style:graphic-properties draw:stroke="none" draw:fill-color="#2a6099"/>
      <style:text-properties fo:font-size="8pt" style:font-size-asian="10pt" style:font-size-complex="10pt"/>
    </style:style>
    <style:style style:name="ch12" style:family="chart" style:data-style-name="N0">
      <style:chart-properties chart:symbol-type="automatic" chart:symbol-width="0.18cm" chart:symbol-height="0.18cm" chart:link-data-style-to-source="true"/>
      <style:graphic-properties draw:stroke="none" draw:fill-color="#ff8000"/>
      <style:text-properties fo:font-size="10pt" style:font-size-asian="10pt" style:font-size-complex="10pt"/>
    </style:style>
    <style:style style:name="ch13" style:family="chart" style:data-style-name="N0">
      <style:chart-properties chart:symbol-type="automatic" chart:symbol-width="0.18cm" chart:symbol-height="0.18cm" chart:link-data-style-to-source="true"/>
      <style:graphic-properties draw:stroke="none" draw:fill-color="#fff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8cm" svg:y="0.316cm" chart:style-name="ch2">
          <text:p>C vs Error</text:p>
        </chart:title>
        <chart:subtitle svg:x="6.953cm" svg:y="0.993cm" chart:style-name="ch3">
          <text:p>gamma = 1e-7</text:p>
        </chart:subtitle>
        <chart:legend svg:x="6.229cm" svg:y="1.63cm" style:legend-expansion="custom" chartooo:width="3.541cm" chartooo:height="0.604cm" style:legend-expansion-aspect-ratio="5.86258278145695" chart:style-name="ch4"/>
        <chart:plot-area chart:style-name="ch5" table:cell-range-address="Sheet1.A21:Sheet1.A24 Sheet1.B29:Sheet1.B29 Sheet1.E21:Sheet1.E32 Sheet1.B25:Sheet1.B25 Sheet1.B21:Sheet1.B21" chart:data-source-has-labels="both" svg:x="1.321cm" svg:y="2.032cm" svg:width="14.359cm" svg:height="5.817cm">
          <chartooo:coordinate-region svg:x="1.953cm" svg:y="2.234cm" svg:width="13.727cm" svg:height="4.962cm"/>
          <chart:axis chart:dimension="x" chart:name="primary-x" chart:style-name="ch6" chartooo:axis-type="auto">
            <chartooo:date-scale/>
            <chart:title svg:x="7.162cm" svg:y="8.029cm" chart:style-name="ch7">
              <text:p>Hyperparameter C</text:p>
            </chart:title>
            <chart:categories table:cell-range-address="Sheet1.A21:Sheet1.A24"/>
          </chart:axis>
          <chart:axis chart:dimension="y" chart:name="primary-y" chart:style-name="ch8">
            <chart:title svg:x="0.451cm" svg:y="5.632cm" chart:style-name="ch9">
              <text:p>Error (%)</text:p>
            </chart:title>
            <chart:grid chart:style-name="ch10" chart:class="major"/>
          </chart:axis>
          <chart:series chart:style-name="ch11" chart:values-cell-range-address="Sheet1.E29:Sheet1.E32" chart:label-cell-address="Sheet1.B29:Sheet1.B29" chart:class="chart:bar">
            <chart:data-point chart:repeated="4"/>
          </chart:series>
          <chart:series chart:style-name="ch12" chart:values-cell-range-address="Sheet1.E25:Sheet1.E28" chart:label-cell-address="Sheet1.B25:Sheet1.B25" chart:class="chart:bar">
            <chart:data-point chart:repeated="4"/>
          </chart:series>
          <chart:series chart:style-name="ch13" chart:values-cell-range-address="Sheet1.E21:Sheet1.E24" chart:label-cell-address="Sheet1.B21:Sheet1.B21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50</text:p>
                <draw:g>
                  <svg:desc>Sheet1.B29:Sheet1.B29</svg:desc>
                </draw:g>
              </table:table-cell>
              <table:table-cell office:value-type="string">
                <text:p>500</text:p>
                <draw:g>
                  <svg:desc>Sheet1.B25:Sheet1.B25</svg:desc>
                </draw:g>
              </table:table-cell>
              <table:table-cell office:value-type="string">
                <text:p>1000</text:p>
                <draw:g>
                  <svg:desc>Sheet1.B21:Sheet1.B2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Sheet1.A21:Sheet1.A24</svg:desc>
                </draw:g>
              </table:table-cell>
              <table:table-cell office:value-type="float" office:value="50">
                <text:p>50</text:p>
                <draw:g>
                  <svg:desc>Sheet1.E29:Sheet1.E32</svg:desc>
                </draw:g>
              </table:table-cell>
              <table:table-cell office:value-type="float" office:value="47">
                <text:p>47</text:p>
                <draw:g>
                  <svg:desc>Sheet1.E25:Sheet1.E28</svg:desc>
                </draw:g>
              </table:table-cell>
              <table:table-cell office:value-type="float" office:value="40.1">
                <text:p>40.1</text:p>
                <draw:g>
                  <svg:desc>Sheet1.E21:Sheet1.E24</svg:desc>
                </draw:g>
              </table:table-cell>
            </table:table-row>
            <table:table-row>
              <table:table-cell office:value-type="string">
                <text:p>1e4</text:p>
              </table:table-cell>
              <table:table-cell office:value-type="float" office:value="29.2">
                <text:p>29.2</text:p>
              </table:table-cell>
              <table:table-cell office:value-type="float" office:value="28.8">
                <text:p>28.8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string">
                <text:p>1e5</text:p>
              </table:table-cell>
              <table:table-cell office:value-type="float" office:value="27.2">
                <text:p>27.2</text:p>
              </table:table-cell>
              <table:table-cell office:value-type="float" office:value="22.4">
                <text:p>22.4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1e6</text:p>
              </table:table-cell>
              <table:table-cell office:value-type="float" office:value="25.6">
                <text:p>25.6</text:p>
              </table:table-cell>
              <table:table-cell office:value-type="float" office:value="22.4">
                <text:p>22.4</text:p>
              </table:table-cell>
              <table:table-cell office:value-type="float" office:value="14.8">
                <text:p>14.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9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diamond" chart:symbol-width="0.25cm" chart:symbol-height="0.25cm" loext:label-stroke-color="#3465a4" chart:link-data-style-to-source="true"/>
      <style:graphic-properties draw:stroke="none" draw:fill-color="#2a6099"/>
      <style:text-properties fo:font-size="8pt" style:font-size-asian="10pt" style:font-size-complex="10pt"/>
    </style:style>
    <style:style style:name="ch12" style:family="chart" style:data-style-name="N0">
      <style:chart-properties chart:symbol-type="automatic" chart:symbol-width="0.18cm" chart:symbol-height="0.18cm" chart:link-data-style-to-source="true"/>
      <style:graphic-properties draw:stroke="none" draw:fill-color="#ff8000"/>
      <style:text-properties fo:font-size="10pt" style:font-size-asian="10pt" style:font-size-complex="10pt"/>
    </style:style>
    <style:style style:name="ch13" style:family="chart" style:data-style-name="N0">
      <style:chart-properties chart:symbol-type="automatic" chart:symbol-width="0.18cm" chart:symbol-height="0.18cm" chart:link-data-style-to-source="true"/>
      <style:graphic-properties draw:stroke="none" draw:fill-color="#fff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234cm" svg:y="0.316cm" chart:style-name="ch2">
          <text:p>Gamma vs Error</text:p>
        </chart:title>
        <chart:subtitle svg:x="6.955cm" svg:y="0.993cm" chart:style-name="ch3">
          <text:p>C = 1e5 = 10,000</text:p>
        </chart:subtitle>
        <chart:legend svg:x="6.229cm" svg:y="1.63cm" style:legend-expansion="custom" chartooo:width="3.541cm" chartooo:height="0.604cm" style:legend-expansion-aspect-ratio="5.86258278145695" chart:style-name="ch4"/>
        <chart:plot-area chart:style-name="ch5" table:cell-range-address="Sheet1.A40:Sheet1.A43 Sheet1.B29:Sheet1.B29 Sheet1.E40:Sheet1.E51 Sheet1.B25:Sheet1.B25 Sheet1.B21:Sheet1.B21" chart:data-source-has-labels="both" svg:x="1.321cm" svg:y="2.032cm" svg:width="14.359cm" svg:height="5.817cm">
          <chartooo:coordinate-region svg:x="1.953cm" svg:y="2.234cm" svg:width="13.727cm" svg:height="4.962cm"/>
          <chart:axis chart:dimension="x" chart:name="primary-x" chart:style-name="ch6" chartooo:axis-type="auto">
            <chartooo:date-scale/>
            <chart:title svg:x="6.728cm" svg:y="8.029cm" chart:style-name="ch7">
              <text:p>Hyperparameter Gamma</text:p>
            </chart:title>
            <chart:categories table:cell-range-address="Sheet1.A40:Sheet1.A43"/>
          </chart:axis>
          <chart:axis chart:dimension="y" chart:name="primary-y" chart:style-name="ch8">
            <chart:title svg:x="0.451cm" svg:y="5.632cm" chart:style-name="ch9">
              <text:p>Error (%)</text:p>
            </chart:title>
            <chart:grid chart:style-name="ch10" chart:class="major"/>
          </chart:axis>
          <chart:series chart:style-name="ch11" chart:values-cell-range-address="Sheet1.E48:Sheet1.E51" chart:label-cell-address="Sheet1.B29:Sheet1.B29" chart:class="chart:bar">
            <chart:data-point chart:repeated="4"/>
          </chart:series>
          <chart:series chart:style-name="ch12" chart:values-cell-range-address="Sheet1.E44:Sheet1.E47" chart:label-cell-address="Sheet1.B25:Sheet1.B25" chart:class="chart:bar">
            <chart:data-point chart:repeated="4"/>
          </chart:series>
          <chart:series chart:style-name="ch13" chart:values-cell-range-address="Sheet1.E40:Sheet1.E43" chart:label-cell-address="Sheet1.B21:Sheet1.B21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50</text:p>
                <draw:g>
                  <svg:desc>Sheet1.B29:Sheet1.B29</svg:desc>
                </draw:g>
              </table:table-cell>
              <table:table-cell office:value-type="string">
                <text:p>500</text:p>
                <draw:g>
                  <svg:desc>Sheet1.B25:Sheet1.B25</svg:desc>
                </draw:g>
              </table:table-cell>
              <table:table-cell office:value-type="string">
                <text:p>1000</text:p>
                <draw:g>
                  <svg:desc>Sheet1.B21:Sheet1.B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e-9</text:p>
                <draw:g>
                  <svg:desc>Sheet1.A40:Sheet1.A43</svg:desc>
                </draw:g>
              </table:table-cell>
              <table:table-cell office:value-type="float" office:value="28.4">
                <text:p>28.4</text:p>
                <draw:g>
                  <svg:desc>Sheet1.E48:Sheet1.E51</svg:desc>
                </draw:g>
              </table:table-cell>
              <table:table-cell office:value-type="float" office:value="20.8">
                <text:p>20.8</text:p>
                <draw:g>
                  <svg:desc>Sheet1.E44:Sheet1.E47</svg:desc>
                </draw:g>
              </table:table-cell>
              <table:table-cell office:value-type="float" office:value="12.1">
                <text:p>12.1</text:p>
                <draw:g>
                  <svg:desc>Sheet1.E40:Sheet1.E43</svg:desc>
                </draw:g>
              </table:table-cell>
            </table:table-row>
            <table:table-row>
              <table:table-cell office:value-type="string">
                <text:p>1e-8</text:p>
              </table:table-cell>
              <table:table-cell office:value-type="float" office:value="21.6">
                <text:p>21.6</text:p>
              </table:table-cell>
              <table:table-cell office:value-type="float" office:value="15.2">
                <text:p>15.2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1e-7</text:p>
              </table:table-cell>
              <table:table-cell office:value-type="float" office:value="27.2">
                <text:p>27.2</text:p>
              </table:table-cell>
              <table:table-cell office:value-type="float" office:value="22.4">
                <text:p>22.4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1e-6</text:p>
              </table:table-cell>
              <table:table-cell office:value-type="float" office:value="40.4">
                <text:p>40.4</text:p>
              </table:table-cell>
              <table:table-cell office:value-type="float" office:value="37.8">
                <text:p>37.8</text:p>
              </table:table-cell>
              <table:table-cell office:value-type="float" office:value="25.5">
                <text:p>25.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9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diamond" chart:symbol-width="0.25cm" chart:symbol-height="0.25cm" loext:label-stroke-color="#3465a4" chart:link-data-style-to-source="true"/>
      <style:graphic-properties draw:stroke="none" draw:fill-color="#2a6099"/>
      <style:text-properties fo:font-size="8pt" style:font-size-asian="10pt" style:font-size-complex="10pt"/>
    </style:style>
    <style:style style:name="ch12" style:family="chart" style:data-style-name="N0">
      <style:chart-properties chart:symbol-type="automatic" chart:symbol-width="0.18cm" chart:symbol-height="0.18cm" chart:link-data-style-to-source="true"/>
      <style:graphic-properties draw:stroke="none" draw:fill-color="#ff8000"/>
      <style:text-properties fo:font-size="10pt" style:font-size-asian="10pt" style:font-size-complex="10pt"/>
    </style:style>
    <style:style style:name="ch13" style:family="chart" style:data-style-name="N0">
      <style:chart-properties chart:symbol-type="automatic" chart:symbol-width="0.18cm" chart:symbol-height="0.18cm" chart:link-data-style-to-source="true"/>
      <style:graphic-properties draw:stroke="none" draw:fill-color="#fff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8cm" svg:y="0.316cm" chart:style-name="ch2">
          <text:p>C vs Error</text:p>
        </chart:title>
        <chart:subtitle svg:x="0cm" svg:y="0cm" chart:style-name="ch3">
          <text:p/>
        </chart:subtitle>
        <chart:legend svg:x="6.229cm" svg:y="1.026cm" style:legend-expansion="custom" chartooo:width="3.541cm" chartooo:height="0.604cm" style:legend-expansion-aspect-ratio="5.86258278145695" chart:style-name="ch4"/>
        <chart:plot-area chart:style-name="ch5" table:cell-range-address="Sheet1.B63:Sheet1.B66 Sheet1.A71:Sheet1.A71 Sheet1.D63:Sheet1.D74 Sheet1.A68:Sheet1.A68 Sheet1.A63:Sheet1.A63" chart:data-source-has-labels="both" svg:x="1.32cm" svg:y="1.427cm" svg:width="14.113cm" svg:height="6.42cm">
          <chartooo:coordinate-region svg:x="1.952cm" svg:y="1.629cm" svg:width="13.481cm" svg:height="5.565cm"/>
          <chart:axis chart:dimension="x" chart:name="primary-x" chart:style-name="ch6" chartooo:axis-type="auto">
            <chartooo:date-scale/>
            <chart:title svg:x="7.038cm" svg:y="8.027cm" chart:style-name="ch7">
              <text:p>Hyperparameter C</text:p>
            </chart:title>
            <chart:categories table:cell-range-address="Sheet1.B63:Sheet1.B66"/>
          </chart:axis>
          <chart:axis chart:dimension="y" chart:name="primary-y" chart:style-name="ch8">
            <chart:title svg:x="0.45cm" svg:y="5.329cm" chart:style-name="ch9">
              <text:p>Error (%)</text:p>
            </chart:title>
            <chart:grid chart:style-name="ch10" chart:class="major"/>
          </chart:axis>
          <chart:series chart:style-name="ch11" chart:values-cell-range-address="Sheet1.D71:Sheet1.D74" chart:label-cell-address="Sheet1.A71:Sheet1.A71" chart:class="chart:bar">
            <chart:data-point chart:repeated="4"/>
          </chart:series>
          <chart:series chart:style-name="ch12" chart:values-cell-range-address="Sheet1.D67:Sheet1.D70" chart:label-cell-address="Sheet1.A68:Sheet1.A68" chart:class="chart:bar">
            <chart:data-point chart:repeated="4"/>
          </chart:series>
          <chart:series chart:style-name="ch13" chart:values-cell-range-address="Sheet1.D63:Sheet1.D66" chart:label-cell-address="Sheet1.A63:Sheet1.A63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50</text:p>
                <draw:g>
                  <svg:desc>Sheet1.A71:Sheet1.A71</svg:desc>
                </draw:g>
              </table:table-cell>
              <table:table-cell office:value-type="string">
                <text:p>500</text:p>
                <draw:g>
                  <svg:desc>Sheet1.A68:Sheet1.A68</svg:desc>
                </draw:g>
              </table:table-cell>
              <table:table-cell office:value-type="string">
                <text:p>1000</text:p>
                <draw:g>
                  <svg:desc>Sheet1.A63:Sheet1.A63</svg:desc>
                </draw:g>
              </table:table-cell>
            </table:table-row>
          </table:table-header-rows>
          <table:table-rows>
            <table:table-row>
              <table:table-cell office:value-type="float" office:value="0.01">
                <text:p>0.01</text:p>
                <draw:g>
                  <svg:desc>Sheet1.B63:Sheet1.B66</svg:desc>
                </draw:g>
              </table:table-cell>
              <table:table-cell office:value-type="float" office:value="9.2">
                <text:p>9.2</text:p>
                <draw:g>
                  <svg:desc>Sheet1.D71:Sheet1.D74</svg:desc>
                </draw:g>
              </table:table-cell>
              <table:table-cell office:value-type="float" office:value="6.4">
                <text:p>6.4</text:p>
                <draw:g>
                  <svg:desc>Sheet1.D67:Sheet1.D70</svg:desc>
                </draw:g>
              </table:table-cell>
              <table:table-cell office:value-type="float" office:value="6.5">
                <text:p>6.5</text:p>
                <draw:g>
                  <svg:desc>Sheet1.D63:Sheet1.D66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9.6">
                <text:p>9.6</text:p>
              </table:table-cell>
              <table:table-cell office:value-type="float" office:value="5.8">
                <text:p>5.8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9.6">
                <text:p>9.6</text:p>
              </table:table-cell>
              <table:table-cell office:value-type="float" office:value="5.8">
                <text:p>5.8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.6">
                <text:p>9.6</text:p>
              </table:table-cell>
              <table:table-cell office:value-type="float" office:value="5.8">
                <text:p>5.8</text:p>
              </table:table-cell>
              <table:table-cell office:value-type="float" office:value="6.4">
                <text:p>6.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9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diamond" chart:symbol-width="0.25cm" chart:symbol-height="0.25cm" loext:label-stroke-color="#3465a4" chart:link-data-style-to-source="true"/>
      <style:graphic-properties draw:stroke="none" draw:fill-color="#2a6099"/>
      <style:text-properties fo:font-size="8pt" style:font-size-asian="10pt" style:font-size-complex="10pt"/>
    </style:style>
    <style:style style:name="ch12" style:family="chart" style:data-style-name="N0">
      <style:chart-properties chart:symbol-type="automatic" chart:symbol-width="0.18cm" chart:symbol-height="0.18cm" chart:link-data-style-to-source="true"/>
      <style:graphic-properties draw:stroke="none" draw:fill-color="#ff8000"/>
      <style:text-properties fo:font-size="10pt" style:font-size-asian="10pt" style:font-size-complex="10pt"/>
    </style:style>
    <style:style style:name="ch13" style:family="chart" style:data-style-name="N0">
      <style:chart-properties chart:symbol-type="automatic" chart:symbol-width="0.18cm" chart:symbol-height="0.18cm" chart:link-data-style-to-source="true"/>
      <style:graphic-properties draw:stroke="none" draw:fill-color="#fff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27cm" svg:y="0.316cm" chart:style-name="ch2">
          <text:p>Number of Folds (k) vs Error</text:p>
        </chart:title>
        <chart:subtitle svg:x="7.345cm" svg:y="0.965cm" chart:style-name="ch3">
          <text:p>C = 0.1</text:p>
        </chart:subtitle>
        <chart:legend svg:x="6.229cm" svg:y="1.516cm" style:legend-expansion="custom" chartooo:width="3.541cm" chartooo:height="0.604cm" style:legend-expansion-aspect-ratio="5.86258278145695" chart:style-name="ch4"/>
        <chart:plot-area chart:style-name="ch5" table:cell-range-address="Sheet1.C86:Sheet1.C88 Sheet1.A71:Sheet1.A71 Sheet1.E86:Sheet1.E94 Sheet1.A68:Sheet1.A68 Sheet1.A63:Sheet1.A63" chart:data-source-has-labels="both" svg:x="1.32cm" svg:y="1.919cm" svg:width="14.112cm" svg:height="5.927cm">
          <chartooo:coordinate-region svg:x="1.952cm" svg:y="2.121cm" svg:width="13.48cm" svg:height="5.072cm"/>
          <chart:axis chart:dimension="x" chart:name="primary-x" chart:style-name="ch6" chartooo:axis-type="auto">
            <chartooo:date-scale/>
            <chart:title svg:x="7.049cm" svg:y="8.026cm" chart:style-name="ch7">
              <text:p>Number of Folds k</text:p>
            </chart:title>
            <chart:categories table:cell-range-address="Sheet1.C86:Sheet1.C88"/>
          </chart:axis>
          <chart:axis chart:dimension="y" chart:name="primary-y" chart:style-name="ch8">
            <chart:title svg:x="0.45cm" svg:y="5.574cm" chart:style-name="ch9">
              <text:p>Error (%)</text:p>
            </chart:title>
            <chart:grid chart:style-name="ch10" chart:class="major"/>
          </chart:axis>
          <chart:series chart:style-name="ch11" chart:values-cell-range-address="Sheet1.E92:Sheet1.E94" chart:label-cell-address="Sheet1.A71:Sheet1.A71" chart:class="chart:bar">
            <chart:data-point chart:repeated="3"/>
          </chart:series>
          <chart:series chart:style-name="ch12" chart:values-cell-range-address="Sheet1.E89:Sheet1.E91" chart:label-cell-address="Sheet1.A68:Sheet1.A68" chart:class="chart:bar">
            <chart:data-point chart:repeated="3"/>
          </chart:series>
          <chart:series chart:style-name="ch13" chart:values-cell-range-address="Sheet1.E86:Sheet1.E88" chart:label-cell-address="Sheet1.A63:Sheet1.A63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50</text:p>
                <draw:g>
                  <svg:desc>Sheet1.A71:Sheet1.A71</svg:desc>
                </draw:g>
              </table:table-cell>
              <table:table-cell office:value-type="string">
                <text:p>500</text:p>
                <draw:g>
                  <svg:desc>Sheet1.A68:Sheet1.A68</svg:desc>
                </draw:g>
              </table:table-cell>
              <table:table-cell office:value-type="string">
                <text:p>1000</text:p>
                <draw:g>
                  <svg:desc>Sheet1.A63:Sheet1.A63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C86:Sheet1.C88</svg:desc>
                </draw:g>
              </table:table-cell>
              <table:table-cell office:value-type="float" office:value="8.4">
                <text:p>8.4</text:p>
                <draw:g>
                  <svg:desc>Sheet1.E92:Sheet1.E94</svg:desc>
                </draw:g>
              </table:table-cell>
              <table:table-cell office:value-type="float" office:value="5.8">
                <text:p>5.8</text:p>
                <draw:g>
                  <svg:desc>Sheet1.E89:Sheet1.E91</svg:desc>
                </draw:g>
              </table:table-cell>
              <table:table-cell office:value-type="float" office:value="6.3">
                <text:p>6.3</text:p>
                <draw:g>
                  <svg:desc>Sheet1.E86:Sheet1.E88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.6">
                <text:p>9.6</text:p>
              </table:table-cell>
              <table:table-cell office:value-type="float" office:value="5.8">
                <text:p>5.8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.4">
                <text:p>8.4</text:p>
              </table:table-cell>
              <table:table-cell office:value-type="float" office:value="5.6">
                <text:p>5.6</text:p>
              </table:table-cell>
              <table:table-cell office:value-type="float" office:value="6.6">
                <text:p>6.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9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diamond" chart:symbol-width="0.25cm" chart:symbol-height="0.25cm" loext:label-stroke-color="#3465a4" chart:link-data-style-to-source="true"/>
      <style:graphic-properties draw:stroke="none" draw:fill-color="#2a6099"/>
      <style:text-properties fo:font-size="8pt" style:font-size-asian="10pt" style:font-size-complex="10pt"/>
    </style:style>
    <style:style style:name="ch12" style:family="chart" style:data-style-name="N0">
      <style:chart-properties chart:symbol-type="automatic" chart:symbol-width="0.18cm" chart:symbol-height="0.18cm" chart:link-data-style-to-source="true"/>
      <style:graphic-properties draw:stroke="none" draw:fill-color="#ff8000"/>
      <style:text-properties fo:font-size="10pt" style:font-size-asian="10pt" style:font-size-complex="10pt"/>
    </style:style>
    <style:style style:name="ch13" style:family="chart" style:data-style-name="N0">
      <style:chart-properties chart:symbol-type="automatic" chart:symbol-width="0.18cm" chart:symbol-height="0.18cm" chart:link-data-style-to-source="true"/>
      <style:graphic-properties draw:stroke="none" draw:fill-color="#fff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27cm" svg:y="0.316cm" chart:style-name="ch2">
          <text:p>Number of Folds (k) vs Error</text:p>
        </chart:title>
        <chart:subtitle svg:x="6.348cm" svg:y="1.029cm" chart:style-name="ch3">
          <text:p>C = 1e5, Gamma = 1e-8</text:p>
        </chart:subtitle>
        <chart:legend svg:x="6.229cm" svg:y="1.516cm" style:legend-expansion="custom" chartooo:width="3.541cm" chartooo:height="0.604cm" style:legend-expansion-aspect-ratio="5.86258278145695" chart:style-name="ch4"/>
        <chart:plot-area chart:style-name="ch5" table:cell-range-address="Sheet1.C86:Sheet1.C88 Sheet1.A71:Sheet1.A71 Sheet1.E109:Sheet1.E117 Sheet1.A68:Sheet1.A68 Sheet1.A63:Sheet1.A63" chart:data-source-has-labels="both" svg:x="1.32cm" svg:y="1.919cm" svg:width="14.112cm" svg:height="5.927cm">
          <chartooo:coordinate-region svg:x="1.952cm" svg:y="2.121cm" svg:width="13.48cm" svg:height="5.072cm"/>
          <chart:axis chart:dimension="x" chart:name="primary-x" chart:style-name="ch6" chartooo:axis-type="auto">
            <chartooo:date-scale/>
            <chart:title svg:x="7.049cm" svg:y="8.026cm" chart:style-name="ch7">
              <text:p>Number of Folds k</text:p>
            </chart:title>
            <chart:categories table:cell-range-address="Sheet1.C86:Sheet1.C88"/>
          </chart:axis>
          <chart:axis chart:dimension="y" chart:name="primary-y" chart:style-name="ch8">
            <chart:title svg:x="0.45cm" svg:y="5.574cm" chart:style-name="ch9">
              <text:p>Error (%)</text:p>
            </chart:title>
            <chart:grid chart:style-name="ch10" chart:class="major"/>
          </chart:axis>
          <chart:series chart:style-name="ch11" chart:values-cell-range-address="Sheet1.E115:Sheet1.E117" chart:label-cell-address="Sheet1.A71:Sheet1.A71" chart:class="chart:bar">
            <chart:data-point chart:repeated="3"/>
          </chart:series>
          <chart:series chart:style-name="ch12" chart:values-cell-range-address="Sheet1.E112:Sheet1.E114" chart:label-cell-address="Sheet1.A68:Sheet1.A68" chart:class="chart:bar">
            <chart:data-point chart:repeated="3"/>
          </chart:series>
          <chart:series chart:style-name="ch13" chart:values-cell-range-address="Sheet1.E109:Sheet1.E111" chart:label-cell-address="Sheet1.A63:Sheet1.A63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50</text:p>
                <draw:g>
                  <svg:desc>Sheet1.A71:Sheet1.A71</svg:desc>
                </draw:g>
              </table:table-cell>
              <table:table-cell office:value-type="string">
                <text:p>500</text:p>
                <draw:g>
                  <svg:desc>Sheet1.A68:Sheet1.A68</svg:desc>
                </draw:g>
              </table:table-cell>
              <table:table-cell office:value-type="string">
                <text:p>1000</text:p>
                <draw:g>
                  <svg:desc>Sheet1.A63:Sheet1.A63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C86:Sheet1.C88</svg:desc>
                </draw:g>
              </table:table-cell>
              <table:table-cell office:value-type="float" office:value="26">
                <text:p>26</text:p>
                <draw:g>
                  <svg:desc>Sheet1.E115:Sheet1.E117</svg:desc>
                </draw:g>
              </table:table-cell>
              <table:table-cell office:value-type="float" office:value="17">
                <text:p>17</text:p>
                <draw:g>
                  <svg:desc>Sheet1.E112:Sheet1.E114</svg:desc>
                </draw:g>
              </table:table-cell>
              <table:table-cell office:value-type="float" office:value="12.3">
                <text:p>12.3</text:p>
                <draw:g>
                  <svg:desc>Sheet1.E109:Sheet1.E111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7.2">
                <text:p>27.2</text:p>
              </table:table-cell>
              <table:table-cell office:value-type="float" office:value="22.4">
                <text:p>22.4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  <table:table-cell office:value-type="float" office:value="14.4">
                <text:p>14.4</text:p>
              </table:table-cell>
              <table:table-cell office:value-type="float" office:value="9.4">
                <text:p>9.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